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95791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el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 2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test2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 4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test3" table:style-name="ta3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80" table:default-cell-style-name="ce2"/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inality</text:p>
          </table:table-cell>
          <table:table-cell office:value-type="string" table:style-name="ce2">
            <text:p>rows_by_key</text:p>
          </table:table-cell>
          <table:table-cell office:value-type="string" table:style-name="ce2">
            <text:p>iter_group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5.0590000000000003E-2" table:style-name="ce2">
            <text:p>0.05059</text:p>
          </table:table-cell>
          <table:table-cell office:value-type="float" office:value="4.8059999999999999E-2" table:style-name="ce2">
            <text:p>0.04806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4.478E-2" table:style-name="ce2">
            <text:p>0.04478</text:p>
          </table:table-cell>
          <table:table-cell office:value-type="float" office:value="4.2229999999999997E-2" table:style-name="ce2">
            <text:p>0.0422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4.4139999999999999E-2" table:style-name="ce2">
            <text:p>0.04414</text:p>
          </table:table-cell>
          <table:table-cell office:value-type="float" office:value="4.7739999999999998E-2" table:style-name="ce2">
            <text:p>0.0477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0" table:style-name="ce2">
            <text:p>30</text:p>
          </table:table-cell>
          <table:table-cell office:value-type="float" office:value="5.2449999999999997E-2" table:style-name="ce2">
            <text:p>0.05245</text:p>
          </table:table-cell>
          <table:table-cell office:value-type="float" office:value="4.8640000000000003E-2" table:style-name="ce2">
            <text:p>0.0486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50" table:style-name="ce2">
            <text:p>150</text:p>
          </table:table-cell>
          <table:table-cell office:value-type="float" office:value="5.3949999999999998E-2" table:style-name="ce2">
            <text:p>0.05395</text:p>
          </table:table-cell>
          <table:table-cell office:value-type="float" office:value="5.7200000000000001E-2" table:style-name="ce2">
            <text:p>0.0572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00" table:style-name="ce2">
            <text:p>300</text:p>
          </table:table-cell>
          <table:table-cell office:value-type="float" office:value="5.6770000000000001E-2" table:style-name="ce2">
            <text:p>0.05677</text:p>
          </table:table-cell>
          <table:table-cell office:value-type="float" office:value="6.9449999999999998E-2" table:style-name="ce2">
            <text:p>0.06945</text:p>
          </table:table-cell>
          <table:table-cell table:number-columns-repeated="16380"/>
        </table:table-row>
        <table:table-row table:number-rows-repeated="1048565" table:style-name="ro2">
          <table:table-cell table:number-columns-repeated="16384"/>
        </table:table-row>
      </table:table>
      <table:database-ranges>
        <table:database-range table:target-range-address="test3.B5:test3.D1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Per_32_cent_32_2" style:display-name="Per cent 2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3" style:family="text">
      <style:text-properties fo:color="#737373" style:font-name="Calibri" style:font-name-asian="Calibri" style:font-name-complex="Calibri" fo:font-size="8pt" style:font-size-asian="8pt" style:font-size-complex="8pt" style:font-family-generic="swiss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5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6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7" style:family="text">
      <style:text-properties fo:color="#737373" style:font-name="Calibri" style:font-name-asian="Calibri" style:font-name-complex="Calibri" fo:font-size="8pt" style:font-size-asian="8pt" style:font-size-complex="8pt" style:font-family-generic="swiss"/>
    </style:style>
    <style:style style:name="T8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style:region-left>
          <text:p/>
          <text:p><text:span text:style-name="T2">#</text:span><text:span text:style-name="T3"> </text:span><text:span text:style-name="T3">Classification:</text:span><text:span text:style-name="T3"> </text:span><text:span text:style-name="T3">Public</text:span></text:p>
        </style:region-left>
        <style:region-center>
          <text:p><text:span text:style-name="T4">Page</text:span><text:span text:style-name="T4"><text:s/></text:span><text:span text:style-name="T4"><text:page-number>1</text:page-number></text:span></text:p>
        </style:region-center>
      </style:footer>
      <style:footer-left style:display="false"/>
      <style:footer-first/>
    </style:master-page>
    <style:master-page style:name="mp2" style:page-layout-name="pm2">
      <style:header>
        <text:p><text:span text:style-name="T5"><text:sheet-name>???</text:sheet-name></text:span></text:p>
      </style:header>
      <style:header-left style:display="false"/>
      <style:header-first/>
      <style:footer>
        <style:region-left>
          <text:p/>
          <text:p><text:span text:style-name="T6">#</text:span><text:span text:style-name="T7"> </text:span><text:span text:style-name="T7">Classification:</text:span><text:span text:style-name="T7"> </text:span><text:span text:style-name="T7">Public</text:span></text:p>
        </style:region-left>
        <style:region-center>
          <text:p><text:span text:style-name="T8">Page</text:span><text:span text:style-name="T8"><text:s/></text:span><text:span text:style-name="T8"><text:page-number>1</text:page-number></text:span></text:p>
        </style:region-center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1</meta:generator>
    <dc:title/>
    <dc:description/>
    <dc:subject/>
    <meta:initial-creator/>
    <dc:creator>Alexander Beedie</dc:creator>
    <meta:creation-date>2022-08-30T22:56:26Z</meta:creation-date>
    <dc:date>2023-09-08T12:17:44Z</dc:date>
    <meta:template xlink:href="" xlink:type="simple"/>
    <meta:editing-cycles>1</meta:editing-cycles>
    <meta:editing-duration>PT0S</meta:editing-duration>
  </office:meta>
</office:document-meta>
</file>